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SqlUpdate.setBatchSize( int ba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BatchSqlUpdate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getExecu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getRowsAff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tchSqlUpdat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SqlUpdate.supportsLob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BatchSqlUpdate( DataSource ds , String sql , int [ ] types , int ba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SqlUpdate.flu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tchSqlUpdate.get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setTrackRowsAffected( boolean trackRowsAff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update( Object ...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tchSqlUpdate.getQueu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BatchSqlUpdate( DataSource ds , String sql , int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BatchSq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.setValues( PreparedStatement p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